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 Bold" svg:font-family="'Times New Roman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Times New Roman Bold" fo:font-weight="bold" style:font-weight-asian="bold" style:font-name-complex="Times New Roman 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e Tree – Bampton Hankie</text:p>
      <text:p text:style-name="Standard"/>
      <text:p text:style-name="Standard">This is a corner crossing dance. It is the same as at least two other Bampton dances that use the same figures and choruses, but different music (Bambury Bill is one of them). </text:p>
      <text:p text:style-name="Standard"/>
      <text:p text:style-name="Standard">Refer to Bonny Green Garters for the figures and basic stepping. </text:p>
      <text:p text:style-name="Standard"/>
      <text:p text:style-name="Standard">Pattern:</text:p>
      <text:p text:style-name="Standard">Foot up and down</text:p>
      <text:p text:style-name="Standard">Chorus 1</text:p>
      <text:p text:style-name="Standard">Half Gip</text:p>
      <text:p text:style-name="Standard">Chorus 2</text:p>
      <text:p text:style-name="Standard">Whole Gip</text:p>
      <text:p text:style-name="Standard">Chorus 3</text:p>
      <text:p text:style-name="Standard">Half Rounds, ending in All In</text:p>
      <text:p text:style-name="Standard"/>
      <text:p text:style-name="Standard">Chorus 1:</text:p>
      <text:p text:style-name="Standard">4 closed side steps, starting on the left foot. With the four side steps, inscribe a tear-drop shaped loop, moving in a CCW direction. Return to your original place. </text:p>
      <text:p text:style-name="Standard">Facing your corner, open side step <text:s/>left 1X, open side step right 1X, 4 plain capers. (Note: Leap into the open side steps. The next couple “tags in” with the 3 plain capers. At the end of the 3rd corner crossing, the entire set joins in the plain capers to “tag in” to the figure).</text:p>
      <text:p text:style-name="Standard"/>
      <text:p text:style-name="Standard">Choruses 2 and 3:</text:p>
      <text:p text:style-name="Standard">4 closed side steps, trading places with your corner. Pass R shoulder while crossing the set. On the 4th side step, turn over R shoulder to face corner. Open side step <text:s/>left 1X, open side step right 1X, 4 plain capers. (Note: Leap into the open side steps. The next couple “tags in” with the 3 plain capers. At the end of the 3rd corner crossing, the entire set joins in the plain capers to “tag in” to the figure).</text:p>
      <text:p text:style-name="Standard"/>
      <text:p text:style-name="Standard">On the second half of rounds, replace the usual second half of the figure with 4 plain capers. All caper in towards the center and face out on the last cape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 Bold" svg:font-family="'Times New Roman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Netter</meta:initial-creator>
    <meta:creation-date>2017-04-06T18:12:46.10</meta:creation-date>
    <dc:date>2017-04-08T19:37:09.99</dc:date>
    <dc:creator>Christopher Netter</dc:creator>
    <meta:editing-duration>PT5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7" meta:word-count="271" meta:character-count="1409"/>
  </office:meta>
</office:document-meta>
</file>